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494cm" fo:margin-bottom="0.494cm" loext:contextual-spacing="false" fo:break-before="page"/>
    </style:style>
    <style:style style:name="P2" style:family="paragraph" style:parent-style-name="Normal_20__28_Web_29_">
      <style:paragraph-properties fo:margin-top="0.494cm" fo:margin-bottom="0.494cm" loext:contextual-spacing="false"/>
    </style:style>
    <style:style style:name="P3" style:family="paragraph" style:parent-style-name="Normal_20__28_Web_29_">
      <style:paragraph-properties fo:margin-top="0.494cm" fo:margin-bottom="0.494cm" loext:contextual-spacing="false"/>
      <style:text-properties fo:color="#000000" style:font-name="Calibri"/>
    </style:style>
    <style:style style:name="P4" style:family="paragraph" style:parent-style-name="Standard">
      <style:text-properties style:font-name="Calibri" fo:font-size="11pt" fo:language="nb" fo:country="NO" style:font-size-asian="11pt" style:font-size-complex="11pt"/>
    </style:style>
    <style:style style:name="P5" style:family="paragraph" style:parent-style-name="Standard">
      <style:text-properties style:font-name="Calibri" fo:language="nb" fo:country="NO"/>
    </style:style>
    <style:style style:name="P6" style:family="paragraph" style:parent-style-name="Standard">
      <style:text-properties style:font-name="Calibri" fo:language="fi" fo:country="FI"/>
    </style:style>
    <style:style style:name="P7" style:family="paragraph" style:parent-style-name="Standard">
      <style:text-properties fo:color="#000000" style:font-name="Calibri" fo:language="fi" fo:country="FI"/>
    </style:style>
    <style:style style:name="P8" style:family="paragraph" style:parent-style-name="Standard">
      <style:text-properties fo:color="#000000" style:font-name="Calibri" fo:font-size="16pt" fo:language="fi" fo:country="FI" style:font-size-asian="16pt" style:language-asian="nb" style:country-asian="NO" style:font-size-complex="16pt"/>
    </style:style>
    <style:style style:name="P9" style:family="paragraph" style:parent-style-name="Standard" style:master-page-name="Standard">
      <style:paragraph-properties style:page-number="auto"/>
      <style:text-properties style:font-name="Calibri" fo:font-size="11pt" fo:language="nb" fo:country="NO" style:font-size-asian="11pt" style:font-size-complex="11pt"/>
    </style:style>
    <style:style style:name="T1" style:family="text">
      <style:text-properties style:font-name="Calibri" fo:language="nb" fo:country="NO"/>
    </style:style>
    <style:style style:name="T2" style:family="text">
      <style:text-properties style:font-name="Calibri" fo:font-size="16pt" fo:language="nb" fo:country="NO" style:font-size-asian="16pt" style:font-size-complex="16pt"/>
    </style:style>
    <style:style style:name="T3" style:family="text">
      <style:text-properties style:font-name="Calibri" fo:font-size="16pt" fo:language="fi" fo:country="FI" style:font-size-asian="16pt" style:font-size-complex="16pt"/>
    </style:style>
    <style:style style:name="T4" style:family="text">
      <style:text-properties style:font-name="Calibri" fo:language="fi" fo:country="FI"/>
    </style:style>
    <style:style style:name="T5" style:family="text">
      <style:text-properties fo:color="#000000" style:font-name="Calibri" fo:language="fi" fo:country="FI"/>
    </style:style>
    <style:style style:name="T6" style:family="text">
      <style:text-properties fo:color="#000000" style:font-name="Calibri" fo:language="fi" fo:country="FI" fo:font-style="italic" style:font-style-asian="italic"/>
    </style:style>
    <style:style style:name="T7" style:family="text">
      <style:text-properties fo:color="#000000" style:font-name="Calibri" fo:language="fi" fo:country="FI" style:language-asian="nb" style:country-asian="NO"/>
    </style:style>
    <style:style style:name="T8" style:family="text">
      <style:text-properties fo:color="#000000" style:font-name="Calibri" fo:font-size="16pt" fo:language="fi" fo:country="FI" style:font-size-asian="16pt" style:font-size-complex="16pt"/>
    </style:style>
    <style:style style:name="T9" style:family="text">
      <style:text-properties fo:color="#000000" style:font-name="Calibri" fo:font-size="16pt" style:font-size-asian="16pt" style:font-size-complex="16pt"/>
    </style:style>
    <style:style style:name="T10" style:family="text">
      <style:text-properties fo:color="#000000" style:font-name="Calibri"/>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4"/>
      <text:p text:style-name="P4"/>
      <text:p text:style-name="Standard"><text:span text:style-name="T1">Varanger museum / <text:s/>Vadsø museum – Ruija kvenmuseum</text:span></text:p>
      <text:p text:style-name="Standard"><text:span text:style-name="T1">Oversatt til kvensk av Kainun institutti – Kvensk institutt 21.02.2018</text:span></text:p>
      <text:p text:style-name="P5"/>
      <text:p text:style-name="P5"/>
      <text:p text:style-name="P5"/>
      <text:p text:style-name="Standard"><text:span text:style-name="T2">Kv</text:span><text:span text:style-name="T3">äänikansan päivän markkeeraus</text:span></text:p>
      <text:p text:style-name="P6"/>
      <text:p text:style-name="Standard"><text:span text:style-name="T4">Kväänikansan päivää markkeerathaan tuorestaina 15. marsikuuta Store studiossa, Vesisaaren museumissa (</text:span><text:span text:style-name="T5">Vadsø museum - Ruija kvenmuseum). Ivar Johnsen Ruijan Kveeniliitosta toivottaa ensisti tervettulheeksi. Sen jälkhiin oon esitys "Brev fra Elmine" jossa oon myötä Katharine Jakola, Egil Hellesø ja Trygg Jakola. Esitys muistelee Elmine Harilasta, syntyny Enbuske, kuka 1800-luvula matkusti Tornionlakson Pellosta Ruijhaan ja asettui Annijokheen. </text:span></text:p>
      <text:p text:style-name="P7"/>
      <text:p text:style-name="Standard"><text:span text:style-name="T5">Kväänipäivän järjestethään yhessä Varenkin kvääniseuran kans.</text:span></text:p>
      <text:p text:style-name="P7"/>
      <text:p text:style-name="Standard"><text:span text:style-name="T5">Näyttelyt </text:span><text:span text:style-name="T6">Varenkintalo</text:span><text:span text:style-name="T5"> ja </text:span><text:span text:style-name="T6">Inkerinmaa</text:span><text:span text:style-name="T5"> oon kans auki. Myyhään kaffia ja kakkoa. </text:span></text:p>
      <text:p text:style-name="Standard"><text:span text:style-name="T5">Tervettulemaa!</text:span></text:p>
      <text:p text:style-name="P7"/>
      <text:p text:style-name="P7"/>
      <text:p text:style-name="P7"/>
      <text:p text:style-name="Standard"><text:span text:style-name="T3">Inkerinmaa-näyttelyn aukaisthaan</text:span></text:p>
      <text:p text:style-name="P6"/>
      <text:p text:style-name="Standard"><text:span text:style-name="T4">Tuorestaina 8. marsikuuta kuttuu </text:span><text:span text:style-name="T5">Vadsø museum – Ruija kvenmuseum näyttelyn «På dette viset dør et folk og slekter forsvinner» aukaisemisheen. Näyttelyn perustanna oon kansantutkija Samuli Paulaharjun (1875-1944) kuvat ja ylöskirjotukset ko hän kulki läpitte Inkerinmaa. Näyttelyn oon produseeranheet Aune Kämäräinen, Helena Miettinen ja Marja Karhula kekkä oon matkustanheet Paulaharjun jalanjäljilä. </text:span></text:p>
      <text:p text:style-name="P7"/>
      <text:p text:style-name="Standard"><text:span text:style-name="T5">Johattelun pittää Kaisa Maliniemi, osastonjohtaja Vadsø museum – Ruija kvenmuseum.</text:span></text:p>
      <text:p text:style-name="P6"/>
      <text:p text:style-name="Standard"><text:soft-page-break/><text:span text:style-name="T4">-----------------------------------------------------------------------------------------------</text:span></text:p>
      <text:p text:style-name="P6"/>
      <text:p text:style-name="P8"><text:bookmark text:name="_GoBack"/></text:p>
      <text:p text:style-name="P1"><text:span text:style-name="T8">Markering av Kvenfolkets dag</text:span></text:p>
      <text:p text:style-name="P2"><text:span text:style-name="T10">Kvenfolkets dag markeres torsdag 15. mars i Store studio ved Vadsø museum - Ruija kvenmuseum. Ivar Johnsen fra Norske kveners forbund/Kveeniliito ønsker velkommen før fremføring av forestillingen "Brev fra Elmine" med Katharine Jakola, Egil Hellesø og Trygg Jakola. Forestillingen handler om Elmine Harila, født Enbuske som på 1800-tallet reiste fra Pello i Tornedalen til Ruija og bosatte seg i Vestre Jakobselv. </text:span></text:p>
      <text:p text:style-name="P2"><text:span text:style-name="T10">Utstilling om Varangerhus og Ingermanland er også åpne. Salg av kaffe og kaker. Velkommen!</text:span></text:p>
      <text:p text:style-name="P3"/>
      <text:p text:style-name="P2"><text:span text:style-name="T9">Utstillingsåpning av Ingermanland</text:span></text:p>
      <text:p text:style-name="P2"><text:span text:style-name="T10">Torsdag 8. mars inviterer Vadsø museum – Ruija kvenmuseum til åpning av utstillingen «På dette viset dør et folk og slekter forsvinner». Utstillingen tar utgangspunkt i fotografier og nedtegnelser av folkelivsgransker Samuli Paulaharju (1875-1944) sin reise gjennom Ingermanland.  Utstillingen er produsert av Aune Kämäräinen, Helena Miettinen og Marja Karhula som har reist i Paulaharjus fotspor.</text:span></text:p>
      <text:p text:style-name="P2"><text:span text:style-name="T10">Introduksjon ved Kaisa Maliniemi, avdelingsleder Vadsø museum – Ruija kvenmuseum.</text:span></text:p>
      <text:p text:style-name="Standard"><text:span text:style-name="T5">Kveenipäivä järjestetään yhteistyönä  Nord-Varanger kvenforeningin kanssa</text:span></text:p>
      <text:p text:style-name="P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style:text-properties fo:language="nb" fo:country="NO" style:language-asian="nb" style:country-asian="NO"/>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2"><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12</meta:editing-cycles>
    <meta:print-date>2007-06-07T12:27:00</meta:print-date>
    <meta:creation-date>2018-02-20T17:17:00</meta:creation-date>
    <dc:date>2018-02-21T08:04:00</dc:date>
    <meta:editing-duration>PT1H18M</meta:editing-duration>
    <meta:generator>LibreOffice/6.4.6.2$Linux_X86_64 LibreOffice_project/40$Build-2</meta:generator>
    <meta:document-statistic meta:table-count="0" meta:image-count="1" meta:object-count="0" meta:page-count="3" meta:paragraph-count="19" meta:word-count="303" meta:character-count="2476" meta:non-whitespace-character-count="2178"/>
    <meta:user-defined meta:name="AppVersion">15.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